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6444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officeooo:paragraph-rsid="00046444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officeooo:paragraph-rsid="000533fd"/>
    </style:style>
    <style:style style:name="P7" style:family="paragraph" style:parent-style-name="Standard">
      <style:paragraph-properties fo:text-align="center" style:justify-single-word="false"/>
      <style:text-properties officeooo:rsid="0007f0e8" officeooo:paragraph-rsid="0007f0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08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TIFICACIÓN A LA</text:p>
      <text:p text:style-name="P4">COMISIÓN NACIONAL DE LOS MERCADOS Y LA COMPETENCIA</text:p>
      <text:p text:style-name="P6"/>
      <text:p text:style-name="P6">⊡Primera Notificación.</text:p>
      <text:p text:style-name="P6">⊡ Modificación por ampliación de actividades.</text:p>
      <text:p text:style-name="P6">(señalar lo que proceda)<text:tab/></text:p>
      <text:p text:style-name="P6"/>
      <text:p text:style-name="Standard">Don/Doña. ............................................................., con N.I.F. ..............................., en</text:p>
      <text:p text:style-name="Standard">su propio nombre y derecho/en nombre y representación de la sociedad, (táchese lo que no</text:p>
      <text:p text:style-name="Standard">proceda) ..................................................................., con N.I.F. ............................... y</text:p>
      <text:p text:style-name="Standard">con domicilio en España 19 a efectos de notificaciones en ....................................................................</text:p>
      <text:p text:style-name="Standard">.........................................................calle..................................................................</text:p>
      <text:p text:style-name="Standard">.................................................................., nro. ........., piso, ........., puerta, .........,</text:p>
      <text:p text:style-name="Standard">población ....................................................provincia de ........................................,</text:p>
      <text:p text:style-name="Standard">con el código postal ...................., en virtud de lo dispuesto en artículo 6.2 de la Ley</text:p>
      <text:p text:style-name="Standard">9/2014, de 9 de mayo, General de Telecomunicaciones, notifica a la Comisión Nacional de los</text:p>
      <text:p text:style-name="Standard">Mercados y la Competencia su intención de iniciar la actividad que a continuación se detalla,</text:p>
      <text:p text:style-name="Standard">aportando la documentación que se relaciona, al amparo de lo dispuesto en el artículo 6.1 de</text:p>
      <text:p text:style-name="Standard">la Ley General de Telecomunicaciones, sometiéndome a los tribunales españoles y a las con-</text:p>
      <text:p text:style-name="Standard">diciones previstas, legal o reglamentariamente, para el ejercicio de la actividad que se pre-</text:p>
      <text:p text:style-name="Standard">tende realizar:</text:p>
      <text:p text:style-name="Standard"/>
      <text:p text:style-name="Standard">⊡ <text:span text:style-name="T1">Número del Expediente de la primera Notificación</text:span> __________</text:p>
      <text:p text:style-name="Standard">(en caso de ampliación de actividades)</text:p>
      <text:p text:style-name="Standard">⊡ <text:span text:style-name="T1">Fecha prevista para el inicio de la actividad</text:span> (en todos los casos)</text:p>
      <text:p text:style-name="Standard">Día, mes y año :</text:p>
      <text:p text:style-name="P1">⊡ <text:span text:style-name="T1">Declaración responsable de cumplimiento de los requisitos exigibles</text:span></text:p>
      <text:p text:style-name="P1">⊡ <text:span text:style-name="T1">Sumisión al arbitraje de la Comisión del Mercado de las Telecomunicaciones</text:span></text:p>
      <text:p text:style-name="P1">(opcional)</text:p>
      <text:p text:style-name="P1">⊡ <text:span text:style-name="T1">Documentación que se acompaña</text:span></text:p>
      <text:p text:style-name="Standard">(detallada en hoja adjunta)</text:p>
      <text:p text:style-name="Standard">⊡ <text:span text:style-name="T1">Descripción de la red que se va a explotar</text:span>, en su caso</text:p>
      <text:p text:style-name="Standard">(descripción en hoja adjunta, ajustándose a lo especificado en la hoja anterior)</text:p>
      <text:p text:style-name="Standard">⊡ <text:span text:style-name="T1">Descripción del servicio o servicios de comunicaciones electrónicas que se su-</text:span></text:p>
      <text:p text:style-name="Standard"><text:span text:style-name="T1">ministrarán</text:span>, en su caso</text:p>
      <text:p text:style-name="Standard">(Descripción en hoja adjunta, ajustándose a lo especificado en la hoja anterior)</text:p>
      <text:p text:style-name="Standard"/>
      <text:p text:style-name="P5">En ............................................., a ........ de ......................... de 20<text:span text:style-name="T2">2</text:span></text:p>
      <text:p text:style-name="Standard"/>
      <text:p text:style-name="Standard"/>
      <text:p text:style-name="Standard"/>
      <text:p text:style-name="P5">Fdo.:....................................................................................................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Declaración responsable</text:p>
      <text:p text:style-name="Standard"/>
      <text:p text:style-name="Standard">Don/Doña ___________________, con N.I.F. _________,</text:p>
      <text:p text:style-name="Standard">en su propio nombre y derecho/en nombre y representación de la sociedad, (tá-</text:p>
      <text:p text:style-name="Standard">chese lo que no proceda) _</text:p>
      <text:p text:style-name="Standard">______________,</text:p>
      <text:p text:style-name="Standard">en cumplimiento de lo dispuesto en los artículos 5.5.g) del Reglamento sobre las</text:p>
      <text:p text:style-name="Standard">condiciones para la prestación de servicios de comunicaciones electrónicas, el servi-</text:p>
      <text:p text:style-name="Standard">cio universal y la protección de los usuarios, aprobado por el Real Decreto</text:p>
      <text:p text:style-name="Standard">424/2005, de 15 de abril, y 69 de la Ley 39/2015, de 1 de octubre, del Procedi-</text:p>
      <text:p text:style-name="Standard">miento Administrativo Común, declaro el cumplimiento de los requisitos exigibles,</text:p>
      <text:p text:style-name="Standard">en virtud de lo establecido en la Ley 9/2014, de 9 de mayo, General de Telecomu-</text:p>
      <text:p text:style-name="Standard">nicaciones y en su normativa de desarrollo, para la explotación de redes y/o la</text:p>
      <text:p text:style-name="Standard">prestación de servicios de comunicaciones electrónicas según la notificación presen-</text:p>
      <text:p text:style-name="Standard">tada y el compromiso de respetar dicho cumplimiento durante el período de tiempo</text:p>
      <text:p text:style-name="Standard">que el que se lleve a cabo la actividad notificada.</text:p>
      <text:p text:style-name="Standard"/>
      <text:p text:style-name="Standard"/>
      <text:p text:style-name="P2">En _________, a ___, de ________, de ____</text:p>
      <text:p text:style-name="P2"/>
      <text:p text:style-name="P2"/>
      <text:p text:style-name="P7">Fdo.:____________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officeooo:paragraph-rsid="000464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19</text:p>
        <text:p text:style-name="MP1">Cuando el domicilio social de la entidad o el del representante legal de la misma no coincida con el</text:p>
        <text:p text:style-name="MP1">domicilio en España, se deberá designar una persona física a tales efectos 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11:48:00.920251551</meta:creation-date>
    <dc:date>2021-04-23T12:03:40.936277140</dc:date>
    <meta:editing-duration>PT5M26S</meta:editing-duration>
    <meta:editing-cycles>5</meta:editing-cycles>
    <meta:generator>LibreOffice/7.0.5.2$Linux_X86_64 LibreOffice_project/00$Build-2</meta:generator>
    <meta:document-statistic meta:table-count="0" meta:image-count="0" meta:object-count="0" meta:page-count="2" meta:paragraph-count="55" meta:word-count="487" meta:character-count="3681" meta:non-whitespace-character-count="3248"/>
  </office:meta>
</office:document-meta>
</file>